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oto Serif" svg:font-family="'Noto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" officeooo:paragraph-rsid="0016208a"/>
    </style:style>
    <style:style style:name="P3" style:family="paragraph" style:parent-style-name="Heading_20_1">
      <style:text-properties style:font-name="Liberation Sans" fo:font-size="18.2000007629395pt" fo:font-weight="bold" officeooo:rsid="000d2253" officeooo:paragraph-rsid="000d225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" style:family="paragraph" style:parent-style-name="Heading_20_1">
      <style:text-properties style:font-name="Liberation Sans" fo:font-size="18.2000007629395pt" fo:font-weight="bold" officeooo:rsid="001c47c7" officeooo:paragraph-rsid="001c47c7" style:font-name-asian="Microsoft YaHei" style:font-size-asian="18.2000007629395pt" style:font-weight-asian="bold" style:font-name-complex="Mangal" style:font-size-complex="18.2000007629395pt" style:font-weight-complex="bold"/>
    </style:style>
    <style:style style:name="P5" style:family="paragraph" style:parent-style-name="Text_20_body">
      <style:text-properties officeooo:paragraph-rsid="001c47c7"/>
    </style:style>
    <style:style style:name="P6" style:family="paragraph" style:parent-style-name="Text_20_body">
      <style:text-properties style:font-name="Liberation Sans" officeooo:rsid="001c7b26" officeooo:paragraph-rsid="001c7b26"/>
    </style:style>
    <style:style style:name="P7" style:family="paragraph" style:parent-style-name="Text_20_body">
      <style:text-properties style:font-name="Liberation Sans" officeooo:rsid="001c7b26" officeooo:paragraph-rsid="001c812b"/>
    </style:style>
    <style:style style:name="P8" style:family="paragraph" style:parent-style-name="Text_20_body" style:list-style-name="L2">
      <style:text-properties style:font-name="Liberation Sans" officeooo:rsid="001c7b26" officeooo:paragraph-rsid="001c812b"/>
    </style:style>
    <style:style style:name="P9" style:family="paragraph" style:parent-style-name="Text_20_body" style:list-style-name="L2">
      <style:text-properties style:font-name="Liberation Sans" officeooo:rsid="001c7b26" officeooo:paragraph-rsid="001c7b26"/>
    </style:style>
    <style:style style:name="P10" style:family="paragraph" style:parent-style-name="Text_20_body">
      <style:text-properties style:font-name="Liberation Sans" officeooo:rsid="001c812b" officeooo:paragraph-rsid="001c812b"/>
    </style:style>
    <style:style style:name="P11" style:family="paragraph" style:parent-style-name="Text_20_body">
      <style:text-properties style:font-name="Liberation Sans" officeooo:rsid="001d385f" officeooo:paragraph-rsid="001d385f"/>
    </style:style>
    <style:style style:name="P12" style:family="paragraph" style:parent-style-name="Text_20_body" style:list-style-name="L4">
      <style:text-properties style:font-name="Liberation Sans" officeooo:rsid="001d385f" officeooo:paragraph-rsid="001d385f"/>
    </style:style>
    <style:style style:name="P13" style:family="paragraph" style:parent-style-name="Text_20_body" style:list-style-name="L5">
      <style:text-properties style:font-name="Liberation Sans" officeooo:rsid="001d385f" officeooo:paragraph-rsid="001d385f"/>
    </style:style>
    <style:style style:name="P14" style:family="paragraph" style:parent-style-name="Text_20_body" style:list-style-name="L2">
      <style:text-properties style:font-name="Liberation Sans" officeooo:rsid="001ebfa2" officeooo:paragraph-rsid="001ebfa2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eba24"/>
    </style:style>
    <style:style style:name="T7" style:family="text">
      <style:text-properties style:font-name="Liberation Sans" style:font-name-asian="Microsoft YaHei" style:font-name-complex="Mangal"/>
    </style:style>
    <style:style style:name="T8" style:family="text">
      <style:text-properties style:font-name="Liberation Sans" officeooo:rsid="0016208a"/>
    </style:style>
    <style:style style:name="T9" style:family="text">
      <style:text-properties style:font-name="Liberation Sans" fo:font-size="18.2000007629395pt" fo:font-weight="bold" officeooo:rsid="001c7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1c7b26"/>
    </style:style>
    <style:style style:name="T11" style:family="text">
      <style:text-properties officeooo:rsid="001c812b"/>
    </style:style>
    <style:style style:name="T12" style:family="text">
      <style:text-properties officeooo:rsid="001d385f"/>
    </style:style>
    <style:style style:name="T13" style:family="text">
      <style:text-properties officeooo:rsid="001ebf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pgave</text:h>
      <text:p text:style-name="Standard"><text:span text:style-name="T5">In</text:span><text:span text:style-name="T6"> te l</text:span><text:span text:style-name="T5">everen uiterlijk 2 dagen v</text:span><text:span text:style-name="T7">óór </text:span><text:span text:style-name="T5">de volgende les</text:span><text:span text:style-name="T8">.</text:span></text:p>
      <text:p text:style-name="P2"/>
      <text:p text:style-name="P2"/>
      <text:h text:style-name="P4" text:outline-level="1"><text:span text:style-name="T10">Ma</text:span><text:span text:style-name="T12">ak een </text:span><text:span text:style-name="T10"><text:s/>architectuur-ontwerp </text:span><text:span text:style-name="T12">voor een geautomatiseerde </text:span><text:span text:style-name="T10">container plant</text:span></text:h>
      <text:p text:style-name="P5"><text:span text:style-name="T9"/></text:p>
      <text:p text:style-name="P6">Gedetailleerd UML-<text:span text:style-name="T11">achtig </text:span>diagram met daarin tenminste:</text:p>
      <text:list xml:id="list1805964656" text:style-name="L2">
        <text:list-item>
          <text:p text:style-name="P9">Modules<text:span text:style-name="T13"> (onderdelen)</text:span>: taken m.b.t. functioneren en veiligheidslagen, multipliciteit.</text:p>
        </text:list-item>
        <text:list-item>
          <text:p text:style-name="P8">Functional <text:span text:style-name="T13">thin </text:span>interfaces: aanroeprichting, typed parameters en return value.</text:p>
        </text:list-item>
        <text:list-item>
          <text:p text:style-name="P14">Fysieke locatie van modules.</text:p>
        </text:list-item>
      </text:list>
      <text:p text:style-name="P7">Optioneel: ERD op conceptueel niveau, dus zonder kruistabellen.</text:p>
      <text:p text:style-name="P10">Alle 5 de lagen uit het shore_turns_ship document dienen vertegenwoordigd te zijn.</text:p>
      <text:p text:style-name="P10"/>
      <text:p text:style-name="P11">Besteed aandacht aan</text:p>
      <text:list xml:id="list3533276845" text:style-name="L5">
        <text:list-item>
          <text:p text:style-name="P13">Safety en security.</text:p>
        </text:list-item>
        <text:list-item>
          <text:p text:style-name="P13">Logistiek m.b.t. gescheiden houden vervoersstromen.</text:p>
        </text:list-item>
        <text:list-item>
          <text:p text:style-name="P13">Mogelijkheid tot, en wijze van, handmatig ingrijpen.</text:p>
        </text:list-item>
        <text:list-item>
          <text:p text:style-name="P13">Plaatsbepaling.</text:p>
        </text:list-item>
        <text:list-item>
          <text:p text:style-name="P13">Bepaling container identiteit</text:p>
        </text:list-item>
        <text:list-item>
          <text:p text:style-name="P13">Optimale stacking m.b.v. storage en retrieval.</text:p>
        </text:list-item>
        <text:list-item>
          <text:p text:style-name="P13">Robuustheid incl. sensoren.</text:p>
        </text:list-item>
      </text:list>
      <text:list xml:id="list830030642" text:style-name="L4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Noto Serif" svg:font-family="'Noto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24T18:56:43.179771078</dc:date>
    <meta:editing-duration>PT2H22M45S</meta:editing-duration>
    <meta:editing-cycles>19</meta:editing-cycles>
    <meta:document-statistic meta:table-count="0" meta:image-count="0" meta:object-count="0" meta:page-count="1" meta:paragraph-count="19" meta:word-count="114" meta:character-count="839" meta:non-whitespace-character-count="753"/>
  </office:meta>
</office:document-meta>
</file>